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17.925cm"/>
    </style:style>
    <style:style style:name="co5" style:family="table-column">
      <style:table-column-properties fo:break-before="auto" style:column-width="1.35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2.648cm"/>
    </style:style>
    <style:style style:name="co8" style:family="table-column">
      <style:table-column-properties fo:break-before="auto" style:column-width="14.92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12" table:default-cell-style-name="ce1"/>
        <table:table-row table:style-name="ro3">
          <table:table-cell/>
          <table:table-cell table:style-name="ce4" office:value-type="string">
            <text:p>Sprint 1: 27 december – 6 januari</text:p>
          </table:table-cell>
          <table:table-cell table:style-name="ce7" office:value-type="string" table:number-columns-spanned="8" table:number-rows-spanned="1">
            <text:p>Sprintbacklog time worked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4" office:value-type="string">
            <text:p>Scenario: Starta program</text:p>
          </table:table-cell>
          <table:table-cell table:style-name="ce8" office:value-type="string">
            <text:p>Tid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otal Time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Givet att programmet inte är startat</text:p>
          </table:table-cell>
          <table:table-cell table:style-name="ce9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När användaren startar programmet</text:p>
          </table:table-cell>
          <table:table-cell table:style-name="ce9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Så visas skrivbordet</text:p>
          </table:table-cell>
          <table:table-cell table:style-name="ce9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5"/>
          <table:table-cell table:formula="of:=SUM([.D5:.J5])" office:value-type="float" office:value="2.5">
            <text:p>2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det finns en ikon för att öppna ett fönster</text:p>
          </table:table-cell>
          <table:table-cell table:style-name="ce9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SUM([.D6:.J6])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 table:number-columns-repeated="1021"/>
        </table:table-row>
        <table:table-row table:style-name="ro3">
          <table:table-cell/>
          <table:table-cell table:style-name="ce4" office:value-type="string">
            <text:p>Scenario: Öppna fönster med tumnagelbilder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table:style-name="ce5" office:value-type="string">
            <text:p>Givet att fönster med tumnagelbilder inte är öppnat</text:p>
          </table:table-cell>
          <table:table-cell table:style-name="ce9" office:value-type="float" office:value="0">
            <text:p>0</text:p>
          </table:table-cell>
          <table:table-cell table:number-columns-repeated="7"/>
          <table:table-cell table:formula="of:=SUM([.D9:.J9])" office:value-type="float" office:value="0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När användaren klickar på ikonen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table:number-columns-repeated="5"/>
          <table:table-cell table:formula="of:=SUM([.D10:.J10])" office:value-type="float" office:value="1.5">
            <text:p>1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Så visas ett fönster med en ram runt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formula="of:=SUM([.D11:.J11])"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har en ikon samt text i vänster hörn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formula="of:=SUM([.D12:.J12])" office:value-type="float" office:value="0.5">
            <text:p>0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har en statusrad för att skriva ut information</text:p>
          </table:table-cell>
          <table:table-cell table:style-name="ce9" office:value-type="float" office:value="2">
            <text:p>2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table:formula="of:=SUM([.D13:.J13])" office:value-type="float" office:value="0.5">
            <text:p>0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innehåller valbara bakgrundsbilder</text:p>
          </table:table-cell>
          <table:table-cell table:style-name="ce9"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SUM([.D14:.J14])" office:value-type="float" office:value="6">
            <text:p>6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valbara bakgrundsbilder ska ligga i lika stora boxar som automatiskt anpassas efter högsta respektive bredaste bilden</text:p>
          </table:table-cell>
          <table:table-cell table:style-name="ce9"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5:.J15])"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samtliga valbara bakgrundsbilder finns tillgängliga i fönstret (ev med scrollbar)</text:p>
          </table:table-cell>
          <table:table-cell table:style-name="ce9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formula="of:=SUM([.D16:.J16])"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om serveranrop drar ut på tiden ska texten ”Laddar...” visas</text:p>
          </table:table-cell>
          <table:table-cell table:style-name="ce9" office:value-type="float" office:value="3">
            <text:p>3</text:p>
          </table:table-cell>
          <table:table-cell table:number-columns-repeated="5"/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D17:.J17])" office:value-type="float" office:value="5">
            <text:p>5</text:p>
          </table:table-cell>
          <table:table-cell office:value-type="string">
            <text:p>Laddningssymbol visas och försvinner när laddning är klar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Och fönstret har en tilltalande layout :-)</text:p>
          </table:table-cell>
          <table:table-cell table:style-name="ce9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18:.J18])" office:value-type="float" office:value="5">
            <text:p>5</text:p>
          </table:table-cell>
          <table:table-cell table:number-columns-repeated="1013"/>
        </table:table-row>
        <table:table-row table:style-name="ro3">
          <table:table-cell table:style-name="ce2" table:number-columns-repeated="2"/>
          <table:table-cell table:style-name="ce11" table:formula="of:=SUM([.C3:.C6];[.C9:.C18])" office:value-type="float" office:value="28">
            <text:p>28</text:p>
          </table:table-cell>
          <table:table-cell table:style-name="ce2" table:formula="of:=SUM([.D3:.D6];[.D9:.D18])" office:value-type="float" office:value="5">
            <text:p>5</text:p>
          </table:table-cell>
          <table:table-cell table:style-name="ce2" table:formula="of:=SUM([.E3:.E6];[.E9:.E18])" office:value-type="float" office:value="4.5">
            <text:p>4,5</text:p>
          </table:table-cell>
          <table:table-cell table:style-name="ce2" table:formula="of:=SUM([.F3:.F6];[.F9:.F18])" office:value-type="float" office:value="4">
            <text:p>4</text:p>
          </table:table-cell>
          <table:table-cell table:style-name="ce2" table:formula="of:=SUM([.G3:.G6];[.G9:.G18])" office:value-type="float" office:value="5">
            <text:p>5</text:p>
          </table:table-cell>
          <table:table-cell table:style-name="ce2" table:formula="of:=SUM([.H3:.H6];[.H9:.H18])" office:value-type="float" office:value="4">
            <text:p>4</text:p>
          </table:table-cell>
          <table:table-cell table:style-name="ce2" table:formula="of:=SUM([.I3:.I6];[.I9:.I18])" office:value-type="float" office:value="3.5">
            <text:p>3,5</text:p>
          </table:table-cell>
          <table:table-cell table:style-name="ce2" table:formula="of:=SUM([.J3:.J6];[.J9:.J18])" office:value-type="float" office:value="3">
            <text:p>3</text:p>
          </table:table-cell>
          <table:table-cell table:style-name="ce2" table:formula="of:=SUM([.K3:.K6];[.K9:.K18])" office:value-type="float" office:value="29">
            <text:p>29</text:p>
          </table:table-cell>
          <table:table-cell table:style-name="ce2" table:number-columns-repeated="1013"/>
        </table:table-row>
        <table:table-row table:style-name="ro3">
          <table:table-cell/>
          <table:table-cell office:value-type="string">
            <text:p>Optimalt enligt linjär fördelning</text:p>
          </table:table-cell>
          <table:table-cell/>
          <table:table-cell table:formula="of:=+[.$C19]/7*6" office:value-type="float" office:value="24">
            <text:p>24</text:p>
          </table:table-cell>
          <table:table-cell table:formula="of:=+[.$C19]/7*5" office:value-type="float" office:value="20">
            <text:p>20</text:p>
          </table:table-cell>
          <table:table-cell table:formula="of:=+[.$C19]/7*4" office:value-type="float" office:value="16">
            <text:p>16</text:p>
          </table:table-cell>
          <table:table-cell table:formula="of:=+[.$C19]/7*3" office:value-type="float" office:value="12">
            <text:p>12</text:p>
          </table:table-cell>
          <table:table-cell table:formula="of:=+[.$C19]/7*2" office:value-type="float" office:value="8">
            <text:p>8</text:p>
          </table:table-cell>
          <table:table-cell table:formula="of:=+[.$C19]/7*1" office:value-type="float" office:value="4">
            <text:p>4</text:p>
          </table:table-cell>
          <table:table-cell table:formula="of:=+[.$C19]/7*0" office:value-type="float" office:value="0">
            <text:p>0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>
            <text:p>Sprint 2: 7 januari – 15 januari</text:p>
          </table:table-cell>
          <table:table-cell table:style-name="ce7" office:value-type="string" table:number-columns-spanned="8" table:number-rows-spanned="1">
            <text:p>Sprintbacklog time worked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2" office:value-type="string">
            <text:p>Scenario: Byta bild på skrivbordet</text:p>
          </table:table-cell>
          <table:table-cell table:style-name="ce8" office:value-type="string">
            <text:p>Tid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otal Time</text:p>
          </table:table-cell>
          <table:table-cell table:style-name="ce6" office:value-type="string">
            <text:p>Kommentarer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ivet att fönster med tumnagelbilder är öppnat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25:.J25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string">
            <text:p>När användaren klickar på en tumnagelbild (ligger redan i a-taggar)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26:.J26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Så ändras bakgrunds bilden till vald bild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.5">
            <text:p>3,5</text:p>
          </table:table-cell>
          <table:table-cell table:style-name="ce3" table:number-columns-repeated="6"/>
          <table:table-cell table:formula="of:=SUM([.D27:.J27])" office:value-type="float" office:value="3.5">
            <text:p>3,5</text:p>
          </table:table-cell>
          <table:table-cell table:style-name="ce3" office:value-type="string">
            <text:p>La in tumnagelbilder först och såg så att jag fick tag i dem. Lite strul med vad som var jQuery och vad som var javascript</text:p>
          </table:table-cell>
          <table:table-cell table:style-name="ce3" table:number-columns-repeated="1012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Och om bilden är mindre än skrivbordsytan så repeteras bilden för att fylla u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,5</text:p>
          </table:table-cell>
          <table:table-cell table:style-name="ce3" table:number-columns-repeated="6"/>
          <table:table-cell table:formula="of:=SUM([.D28:.J28])" office:value-type="float" office:value="0.5">
            <text:p>0,5</text:p>
          </table:table-cell>
          <table:table-cell table:style-name="ce3" office:value-type="string">
            <text:p>”Nollställa” Background-size cover och få befintlig bild att repetera.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/>
          <table:table-cell table:style-name="ce2" office:value-type="string">
            <text:p>Scenario: Stänga fönster</text:p>
          </table:table-cell>
          <table:table-cell table:number-columns-repeated="102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Givet att fönster med tumnagelbilder är öppnat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31:.J31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När användaren klickar på fönstrets ”stängknapp”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5"/>
          <table:table-cell table:formula="of:=SUM([.D32:.J32])" office:value-type="float" office:value="1">
            <text:p>1</text:p>
          </table:table-cell>
          <table:table-cell office:value-type="string">
            <text:p>Hittat ikon. Lagt in. Fått den att ligga där den ska och vara lagom stor.</text:p>
          </table:table-cell>
          <table:table-cell table:number-columns-repeated="1012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å stängs fönstret</text:p>
          </table:table-cell>
          <table:table-cell office:value-type="float" office:value="3">
            <text:p>3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5"/>
          <table:table-cell table:formula="of:=SUM([.D33:.J33])" office:value-type="float" office:value="1">
            <text:p>1</text:p>
          </table:table-cell>
          <table:table-cell office:value-type="string">
            <text:p>Gjorde och kopplade klickfunktion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/>
          <table:table-cell table:style-name="ce2" office:value-type="string">
            <text:p>Hantera fler fönster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/>
          <table:table-cell table:style-name="ce2" office:value-type="string">
            <text:p>Scenario: Öppna flera fönster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string">
            <text:p>Givet att ett fönster med tumnagelbilder är öppnat</text:p>
          </table:table-cell>
          <table:table-cell table:style-name="ce3" office:value-type="float" office:value="0">
            <text:p>0</text:p>
          </table:table-cell>
          <table:table-cell table:style-name="Default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37:.J37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När användaren klickar på ikonen för att öppna fönster</text:p>
          </table:table-cell>
          <table:table-cell table:style-name="ce3" office:value-type="float" office:value="0">
            <text:p>0</text:p>
          </table:table-cell>
          <table:table-cell table:style-name="Default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38:.J38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Så öppnas ett likadant fönster</text:p>
          </table:table-cell>
          <table:table-cell table:style-name="ce3" office:value-type="float" office:value="1">
            <text:p>1</text:p>
          </table:table-cell>
          <table:table-cell table:style-name="Default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39:.J39])" office:value-type="float" office:value="0">
            <text:p>0</text:p>
          </table:table-cell>
          <table:table-cell table:style-name="ce3" office:value-type="string">
            <text:p>Det funkade redan!</text:p>
          </table:table-cell>
          <table:table-cell table:style-name="ce3" table:number-columns-repeated="1012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3" office:value-type="string">
            <text:p>Och båda syns (ligger inte på samma position)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0:.J40])" office:value-type="float" office:value="0">
            <text:p>0</text:p>
          </table:table-cell>
          <table:table-cell table:style-name="ce3" office:value-type="string">
            <text:p>Det funkade redan! De ligger bredvid varandra för att jag tidigare floatat dem!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Stäng fler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3" office:value-type="string">
            <text:p>Givet att två fönster är öppna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3:.J43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string">
            <text:p>När användaren klickar på ett fönsters stängknapp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4:.J44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Så ska det fönstret stängas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5"/>
          <table:table-cell table:formula="of:=SUM([.D45:.J45])" office:value-type="float" office:value="2">
            <text:p>2</text:p>
          </table:table-cell>
          <table:table-cell table:style-name="ce3" office:value-type="string">
            <text:p>Kollat rätt fönster stängdes. Gått igenom koden och försökt snygga till så här långt. Meningen är att den ska vara lättare att följa.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Byta bild på skrivbordet från två olik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string">
            <text:p>Givet att två fönster är öppna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8:.J48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3" office:value-type="string">
            <text:p>När användaren klickar på en tumnagelbild i det ena fönstret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9:.J49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string">
            <text:p>Så ändras bakgrundsbilden till vald bild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50:.J50])" office:value-type="float" office:value="0">
            <text:p>0</text:p>
          </table:table-cell>
          <table:table-cell table:style-name="ce3" office:value-type="string">
            <text:p>Det funkade redan!</text:p>
          </table:table-cell>
          <table:table-cell table:style-name="ce3" table:number-columns-repeated="1012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string">
            <text:p>När användaren klickar på en tumnagelbild i det andra fönstret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51:.J51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string">
            <text:p>Så ändras bakgrundsbilden till vald bild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52:.J52])" office:value-type="float" office:value="0">
            <text:p>0</text:p>
          </table:table-cell>
          <table:table-cell table:style-name="ce3" office:value-type="string">
            <text:p>Det funkade redan!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Placer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Givet att ett fönster med tumnagelbilder är öppnat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 table:number-columns-repeated="4"/>
          <table:table-cell table:formula="of:=SUM([.D55:.J55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När användaren öppnar ytterligare ett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 table:number-columns-repeated="4"/>
          <table:table-cell table:formula="of:=SUM([.D56:.J56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så placeras det nya fönstret framför det redan öppna</text:p>
          </table:table-cell>
          <table:table-cell table:style-name="ce3" table:number-columns-repeated="3"/>
          <table:table-cell table:number-columns-repeated="2" table:style-name="ce3" office:value-type="float" office:value="2">
            <text:p>2</text:p>
          </table:table-cell>
          <table:table-cell table:style-name="ce3" table:number-columns-repeated="3"/>
          <table:table-cell table:formula="of:=SUM([.D57:.J57])" office:value-type="float" office:value="4">
            <text:p>4</text:p>
          </table:table-cell>
          <table:table-cell table:style-name="ce3" office:value-type="string">
            <text:p>Dag 3: Har läst och letat men inte fått till någonting i kod d v s ingen commit i webteknikprojektet.</text:p>
          </table:table-cell>
          <table:table-cell table:style-name="ce3" table:number-columns-repeated="1012"/>
        </table:table-row>
        <table:table-row table:style-name="ro3">
          <table:table-cell table:style-name="ce3"/>
          <table:table-cell table:style-name="ce3" office:value-type="string">
            <text:p>och lite förskjutet i höjd och sidled</text:p>
          </table:table-cell>
          <table:table-cell table:style-name="ce3" table:number-columns-repeated="3"/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formula="of:=SUM([.D58:.J58])" office:value-type="float" office:value="5">
            <text:p>5</text:p>
          </table:table-cell>
          <table:table-cell table:style-name="ce3" office:value-type="string">
            <text:p>Dag 4: Det funkar men inte helt klart än!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Fokuser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Givet att flera fönster är öppna</text:p>
          </table:table-cell>
          <table:table-cell table:style-name="ce3" table:number-columns-repeated="5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formula="of:=SUM([.D61:.J61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När användaren klickar på ett öppet fönster</text:p>
          </table:table-cell>
          <table:table-cell table:style-name="ce3" table:number-columns-repeated="5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formula="of:=SUM([.D62:.J62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Så ska det fönstret visas överst</text:p>
          </table:table-cell>
          <table:table-cell table:style-name="ce3" table:number-columns-repeated="5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formula="of:=SUM([.D63:.J63])" office:value-type="float" office:value="3">
            <text:p>3</text:p>
          </table:table-cell>
          <table:table-cell table:style-name="ce3" office:value-type="string">
            <text:p>Få dit högre z-index på den markerade. Få bort det så att inte alla som man klickat på har samma index. Och så det där med jQuery-objekt resp js-objekt...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3" office:value-type="string">
            <text:p>Omarbetning av kod</text:p>
          </table:table-cell>
          <table:table-cell table:style-name="ce3" office:value-type="float" office:value="4">
            <text:p>4</text:p>
          </table:table-cell>
          <table:table-cell table:style-name="ce3" table:number-columns-repeated="7"/>
          <table:table-cell table:formula="of:=SUM([.D65:.J65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Test efter alla ändringar</text:p>
          </table:table-cell>
          <table:table-cell table:style-name="ce3" office:value-type="float" office:value="2">
            <text:p>2</text:p>
          </table:table-cell>
          <table:table-cell table:style-name="ce3" table:number-columns-repeated="7"/>
          <table:table-cell table:formula="of:=SUM([.D66:.J66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2"/>
          <table:table-cell table:style-name="ce2" table:formula="of:=SUM([.C25:.C66])" office:value-type="float" office:value="28">
            <text:p>28</text:p>
          </table:table-cell>
          <table:table-cell table:style-name="ce2" table:formula="of:=SUM([.D25:.D66])" office:value-type="float" office:value="4">
            <text:p>4</text:p>
          </table:table-cell>
          <table:table-cell table:style-name="ce2" table:formula="of:=SUM([.E25:.E66])" office:value-type="float" office:value="4">
            <text:p>4</text:p>
          </table:table-cell>
          <table:table-cell table:style-name="ce2" table:formula="of:=SUM([.F25:.F66])" office:value-type="float" office:value="4">
            <text:p>4</text:p>
          </table:table-cell>
          <table:table-cell table:style-name="ce2" table:formula="of:=SUM([.G25:.G66])" office:value-type="float" office:value="4">
            <text:p>4</text:p>
          </table:table-cell>
          <table:table-cell table:style-name="ce2" table:formula="of:=SUM([.H25:.H66])" office:value-type="float" office:value="4">
            <text:p>4</text:p>
          </table:table-cell>
          <table:table-cell table:style-name="ce2" table:formula="of:=SUM([.I25:.I66])" office:value-type="float" office:value="0">
            <text:p>0</text:p>
          </table:table-cell>
          <table:table-cell table:style-name="ce2" table:formula="of:=SUM([.J25:.J66])" office:value-type="float" office:value="0">
            <text:p>0</text:p>
          </table:table-cell>
          <table:table-cell table:style-name="ce2" table:formula="of:=SUM([.K25:.K66])" office:value-type="float" office:value="20">
            <text:p>20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1024"/>
        </table:table-row>
        <table:table-row table:style-name="ro3">
          <table:table-cell/>
          <table:table-cell table:style-name="ce6" office:value-type="string">
            <text:p>Kommentarer</text:p>
          </table:table-cell>
          <table:table-cell table:number-columns-repeated="102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-taggar finns redan så de är redan klickbara</text:p>
          </table:table-cell>
          <table:table-cell table:number-columns-repeated="102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Varken knapp eller ”klickbarhet” finns</text:p>
          </table:table-cell>
          <table:table-cell table:number-columns-repeated="1022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Alla scenarios testas efter utförande så att de fungerar enligt beskrivning. När sprinten är klar gör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lla igen för att se att allt fortfarande fungerar så att inte senare tillkommen kod påverkat funktionen.</text:p>
          </table:table-cell>
          <table:table-cell table:number-columns-repeated="1022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2014-01-13</text:date>, <text:time>18:5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13T18:58:43.87</dc:date>
    <dc:creator>Lotta Onsö</dc:creator>
    <meta:editing-duration>P5DT5H16M40S</meta:editing-duration>
    <meta:editing-cycles>36</meta:editing-cycles>
    <meta:generator>OpenOffice/4.0.0$Win32 OpenOffice.org_project/400m3$Build-9702</meta:generator>
    <meta:document-statistic meta:table-count="3" meta:cell-count="262" meta:object-count="0"/>
  </office:meta>
</office:document-meta>
</file>